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span text:style-name="Strong_20_Emphasis">Founder Biography — Short Version</text:span></text:h>
      <text:p text:style-name="Text_20_body"><text:span text:style-name="Strong_20_Emphasis">Erica Angell</text:span>, Founder of <text:span text:style-name="Strong_20_Emphasis">Aspen Veteran’s Project</text:span>, brings more than 30 years of experience in multimodal somatic and energetic therapeutic practices to her work supporting military veterans. With a background in Reiki, therapeutic bodywork, energy-based modalities, and trauma-aware life coaching, she has dedicated her career to helping individuals recover from stress, trauma, and major life transitions. Through decades of clinical engagement with veterans, Ms. Angell identified a critical gap in post-deployment support: while military systems excel at preparing individuals for combat, they lack comprehensive programs for full decompression and reintegration after service. She established Aspen Veteran’s Project to address this need by providing individualized, evidence-informed services that promote psychological stability, physiological regulation, and sustainable reintegration into personal, family, and community life. Guided by clinical expertise and a commitment to measurable, client-centered outcomes, Ms. Angell leads the Project’s mission to ensure that every veteran receives structured, effective, and compassionate support on the path to long-term recovery.</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K. Angell</meta:initial-creator>
    <meta:creation-date>2025-11-28T15:39:08.08</meta:creation-date>
    <meta:document-statistic meta:table-count="0" meta:image-count="0" meta:object-count="0" meta:page-count="1" meta:paragraph-count="2" meta:word-count="160" meta:character-count="1214"/>
    <dc:date>2025-11-28T15:40:47.89</dc:date>
    <dc:creator>E.K. Angell</dc:creator>
    <meta:editing-duration>PT1M40S</meta:editing-duration>
    <meta:editing-cycles>1</meta:editing-cycles>
    <meta:generator>OpenOffice/4.1.15$Win32 OpenOffice.org_project/4115m2$Build-9813</meta:generator>
  </office:meta>
</office:document-meta>
</file>